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0de1" officeooo:paragraph-rsid="000a0de1"/>
    </style:style>
    <style:style style:name="P2" style:family="paragraph" style:parent-style-name="Standard">
      <style:text-properties officeooo:rsid="000a0de1" officeooo:paragraph-rsid="000ad8dd"/>
    </style:style>
    <style:style style:name="P3" style:family="paragraph" style:parent-style-name="Standard">
      <style:text-properties officeooo:rsid="000ad8dd" officeooo:paragraph-rsid="000ad8dd"/>
    </style:style>
    <style:style style:name="T1" style:family="text">
      <style:text-properties officeooo:rsid="000ad8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2"><text:span text:style-name="T1">/usr/local/apache2/conf/</text:span>Httpd.conf</text:p>
      <text:p text:style-name="P1">========</text:p>
      <text:p text:style-name="P3">enable ssl</text:p>
      <text:p text:style-name="Standard"/>
      <text:p text:style-name="Standard"/>
      <text:p text:style-name="P1">/usr/local/apache2/conf/extra/Httpd-ssl.conf</text:p>
      <text:p text:style-name="P1">===========</text:p>
      <text:p text:style-name="Standard">&lt;VirtualHost 192.168.0.1:<text:span text:style-name="Strong_20_Emphasis">443</text:span>&gt;<text:line-break/>DocumentRoot /var/www/html2<text:line-break/>ServerName www.yourdomain.com<text:line-break/><text:span text:style-name="Strong_20_Emphasis">SSLEngine on<text:line-break/>SSLCertificateFile /path/to/your_domain_name.crt<text:line-break/>SSLCertificateKeyFile /path/to/your_private.key<text:line-break/>SSLCertificateChainFile /path/to/DigiCertCA.crt</text:span><text:line-break/>&lt;/VirtualHost&gt; </text:p>
      <text:p text:style-name="Standard"/>
      <text:p text:style-name="Standard"/>
      <text:p text:style-name="P1">&lt;VirtualHost *:443&gt; <text:s text:c="58"/></text:p>
      <text:p text:style-name="P1">DocumentRoot /usr/local/apache2/htdocs/ <text:s text:c="38"/></text:p>
      <text:p text:style-name="P1">ServerName vbs.teekay.com <text:s text:c="52"/></text:p>
      <text:p text:style-name="P1">SSLEngine on <text:s text:c="65"/></text:p>
      <text:p text:style-name="P1">SSLCertificateFile /home/ubuntu/ssl/certs/vbs.teekay.com.cer <text:s text:c="17"/></text:p>
      <text:p text:style-name="P1">SSLCertificateKeyFile /home/ubuntu/ssl/private/vbs.teekay.com.key <text:s text:c="12"/></text:p>
      <text:p text:style-name="P1">SSLCertificateChainFile /home/ubuntu/ssl/certs/RapidSSLSHA256-intermediaCA.cer</text:p>
      <text:p text:style-name="P1">&lt;/VirtualHost&gt; 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09:01:21.585574320</meta:creation-date>
    <dc:date>2017-09-20T15:45:28.476598755</dc:date>
    <meta:editing-duration>PT6H23M36S</meta:editing-duration>
    <meta:editing-cycles>1</meta:editing-cycles>
    <meta:document-statistic meta:table-count="0" meta:image-count="0" meta:object-count="0" meta:page-count="1" meta:paragraph-count="14" meta:word-count="36" meta:character-count="930" meta:non-whitespace-character-count="657"/>
    <meta:generator>LibreOffice/5.1.6.2$Linux_X86_64 LibreOffice_project/10m0$Build-2</meta:generator>
  </office:meta>
</office:document-meta>
</file>